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sans-serif"/>
    <style:font-face style:name="UbuntuMono" svg:font-family="UbuntuMono, courier, monospace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6382in" fo:margin-left="0.491in" table:align="left"/>
    </style:style>
    <style:style style:name="Table1.A" style:family="table-column">
      <style:table-column-properties style:column-width="2.9826in"/>
    </style:style>
    <style:style style:name="Table1.B" style:family="table-column">
      <style:table-column-properties style:column-width="0.559in"/>
    </style:style>
    <style:style style:name="Table1.C" style:family="table-column">
      <style:table-column-properties style:column-width="0.3944in"/>
    </style:style>
    <style:style style:name="Table1.D" style:family="table-column">
      <style:table-column-properties style:column-width="0.7021in"/>
    </style:style>
    <style:style style:name="Table1.A1" style:family="table-cell">
      <style:table-cell-properties style:vertical-align="middle" fo:padding="0.0521in" fo:border="2.25pt solid #000000"/>
    </style:style>
    <style:style style:name="P1" style:family="paragraph" style:parent-style-name="Text_20_body">
      <style:text-properties fo:font-variant="normal" fo:text-transform="none" fo:color="#592e2e" style:font-name="Tahoma" fo:font-size="14pt" fo:letter-spacing="normal" fo:font-style="normal" fo:font-weight="normal" officeooo:paragraph-rsid="000b727a"/>
    </style:style>
    <style:style style:name="P2" style:family="paragraph" style:parent-style-name="Text_20_body">
      <style:text-properties fo:color="#000000" officeooo:paragraph-rsid="0009d24c" fo:background-color="#ffff00"/>
    </style:style>
    <style:style style:name="P3" style:family="paragraph" style:parent-style-name="Text_20_body">
      <style:paragraph-properties fo:margin-top="0in" fo:margin-bottom="0in" style:contextual-spacing="false"/>
      <style:text-properties fo:font-variant="normal" fo:text-transform="none" fo:color="#592e2e" style:font-name="Tahoma" fo:font-size="14pt" fo:letter-spacing="normal" fo:font-style="normal" fo:font-weight="normal" officeooo:paragraph-rsid="0009d24c"/>
    </style:style>
    <style:style style:name="P4" style:family="paragraph" style:parent-style-name="Text_20_body">
      <style:paragraph-properties fo:margin-top="0in" fo:margin-bottom="0in" style:contextual-spacing="false"/>
      <style:text-properties fo:font-variant="normal" fo:text-transform="none" fo:color="#592e2e" style:font-name="Tahoma" fo:font-size="14pt" fo:letter-spacing="normal" fo:font-style="normal" fo:font-weight="normal" officeooo:rsid="000d5382" officeooo:paragraph-rsid="000d5382"/>
    </style:style>
    <style:style style:name="P5" style:family="paragraph" style:parent-style-name="Heading_20_1">
      <style:text-properties fo:font-variant="normal" fo:text-transform="none" fo:color="#853534" style:font-name="Tahoma" fo:letter-spacing="normal" fo:font-style="normal"/>
    </style:style>
    <style:style style:name="P6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853534" style:font-name="Tahoma" fo:letter-spacing="normal" fo:font-style="normal"/>
    </style:style>
    <style:style style:name="P7" style:family="paragraph" style:parent-style-name="Table_20_Contents">
      <style:text-properties officeooo:rsid="000934e5" officeooo:paragraph-rsid="000934e5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0934e5"/>
    </style:style>
    <style:style style:name="P10" style:family="paragraph" style:parent-style-name="Text_20_body" style:list-style-name="L1">
      <style:text-properties fo:font-variant="normal" fo:text-transform="none" fo:color="#592e2e" style:font-name="Tahoma" fo:font-size="14pt" fo:letter-spacing="normal" fo:font-style="normal" fo:font-weight="normal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fo:font-variant="normal" fo:text-transform="none" fo:color="#592e2e" style:font-name="Tahoma" fo:font-size="14pt" fo:letter-spacing="normal" fo:font-style="normal" fo:font-weight="normal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fo:font-variant="normal" fo:text-transform="none" fo:color="#592e2e" style:font-name="Tahoma" fo:font-size="14pt" fo:letter-spacing="normal" fo:font-style="normal" fo:font-weight="normal" officeooo:paragraph-rsid="0009d24c"/>
    </style:style>
    <style:style style:name="P13" style:family="paragraph" style:parent-style-name="Text_20_body">
      <style:paragraph-properties fo:margin-top="0in" fo:margin-bottom="0in" style:contextual-spacing="false"/>
      <style:text-properties fo:font-variant="normal" fo:text-transform="none" fo:color="#592e2e" style:font-name="Tahoma" fo:font-size="14pt" fo:letter-spacing="normal" fo:font-style="normal" fo:font-weight="normal" officeooo:rsid="000d5382" officeooo:paragraph-rsid="0013ca66"/>
    </style:style>
    <style:style style:name="P14" style:family="paragraph" style:parent-style-name="Text_20_body" style:list-style-name="L1">
      <style:paragraph-properties fo:margin-top="0in" fo:margin-bottom="0in" style:contextual-spacing="false"/>
    </style:style>
    <style:style style:name="P15" style:family="paragraph" style:parent-style-name="Table_20_Contents">
      <style:text-properties officeooo:rsid="000934e5" officeooo:paragraph-rsid="0011bb35"/>
    </style:style>
    <style:style style:name="P16" style:family="paragraph" style:parent-style-name="Table_20_Contents">
      <style:text-properties officeooo:rsid="000934e5" officeooo:paragraph-rsid="0012b79b"/>
    </style:style>
    <style:style style:name="T1" style:family="text">
      <style:text-properties fo:font-variant="normal" fo:text-transform="none" fo:color="#592e2e" style:font-name="Tahoma" fo:font-size="14pt" fo:letter-spacing="normal" fo:font-style="normal" fo:font-weight="normal"/>
    </style:style>
    <style:style style:name="T2" style:family="text">
      <style:text-properties fo:font-variant="normal" fo:text-transform="none" fo:color="#592e2e" style:font-name="Tahoma" fo:font-size="14pt" fo:letter-spacing="normal" fo:font-style="normal" fo:font-weight="normal" officeooo:rsid="000934e5"/>
    </style:style>
    <style:style style:name="T3" style:family="text">
      <style:text-properties fo:font-variant="normal" fo:text-transform="none" style:font-name="Tahoma" fo:font-size="14pt" fo:letter-spacing="normal" fo:font-style="normal" fo:font-weight="normal" officeooo:rsid="0009d24c"/>
    </style:style>
    <style:style style:name="T4" style:family="text">
      <style:text-properties fo:font-variant="normal" fo:text-transform="none" style:font-name="Tahoma" fo:font-size="14pt" fo:letter-spacing="normal" fo:font-style="normal" fo:font-weight="normal" officeooo:rsid="0009d24c" fo:background-color="transparent"/>
    </style:style>
    <style:style style:name="T5" style:family="text">
      <style:text-properties fo:color="#000000"/>
    </style:style>
    <style:style style:name="T6" style:family="text">
      <style:text-properties fo:color="#000000" officeooo:rsid="0009d24c" fo:background-color="#ffff00"/>
    </style:style>
    <style:style style:name="T7" style:family="text">
      <style:text-properties fo:color="#000000" officeooo:rsid="0009d24c" fo:background-color="#ffff00" style:font-size-asian="14pt" style:font-size-complex="14pt"/>
    </style:style>
    <style:style style:name="T8" style:family="text">
      <style:text-properties fo:color="#000000" officeooo:rsid="0013ca66" fo:background-color="#ffff00"/>
    </style:style>
    <style:style style:name="T9" style:family="text">
      <style:text-properties fo:color="#000000" officeooo:rsid="0009d24c"/>
    </style:style>
    <style:style style:name="T10" style:family="text">
      <style:text-properties fo:color="#000000" style:font-name="UbuntuMono" officeooo:rsid="000b727a" style:font-size-asian="14pt" style:font-size-complex="14pt"/>
    </style:style>
    <style:style style:name="T11" style:family="text">
      <style:text-properties officeooo:rsid="00101714"/>
    </style:style>
    <style:style style:name="T12" style:family="text">
      <style:text-properties officeooo:rsid="0011bb35"/>
    </style:style>
    <style:style style:name="T13" style:family="text">
      <style:text-properties officeooo:rsid="0012b79b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4728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assignment-1"/>Assignment 1</text:h>
      <text:h text:style-name="P6" text:outline-level="2"><text:bookmark text:name="linux-questions"/>Linux Questions</text:h>
      <text:list xml:id="list5269599861075597870" text:style-name="L1">
        <text:list-item>
          <text:p text:style-name="P9"><text:span text:style-name="Strong_20_Emphasis"><text:span text:style-name="T2"/></text:span></text:p>
          <text:p text:style-name="P10">Use the following grid to report your answers to this question. Use ‘+’ for allowed and ‘0’ for not allowed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pan text:style-name="Strong_20_Emphasis">alice</text:span></text:p>
          </table:table-cell>
          <table:table-cell table:style-name="Table1.A1" office:value-type="string">
            <text:p text:style-name="Table_20_Contents"><text:span text:style-name="Strong_20_Emphasis">bob</text:span></text:p>
          </table:table-cell>
          <table:table-cell table:style-name="Table1.A1" office:value-type="string">
            <text:p text:style-name="Table_20_Contents"><text:span text:style-name="Strong_20_Emphasis">chlo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ls /home/alice/share</text:span></text:p>
          </table:table-cell>
          <table:table-cell table:style-name="Table1.A1" office:value-type="string">
            <text:p text:style-name="P15"><text:span text:style-name="T12">+</text:span></text:p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16"><text:span text:style-name="T13">0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ls /home/alice/share/x</text:span></text:p>
          </table:table-cell>
          <table:table-cell table:style-name="Table1.A1" office:value-type="string">
            <text:p text:style-name="P15"><text:span text:style-name="T12">+</text:span></text:p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7">0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 /home/alice/share/ghi</text:span></text:p>
          </table:table-cell>
          <table:table-cell table:style-name="Table1.A1" office:value-type="string">
            <text:p text:style-name="P15"><text:span text:style-name="T12">+</text:span></text:p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7">+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 /home/alice/share/jkl</text:span></text:p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 /home/alice/share/x/abc</text:span></text:p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7">+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 /home/alice/share/x/def</text:span></text:p>
          </table:table-cell>
          <table:table-cell table:style-name="Table1.A1" office:value-type="string">
            <text:p text:style-name="P15"><text:span text:style-name="T12">+</text:span></text:p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7">+</text:p>
          </table:table-cell>
        </table:table-row>
      </table:table>
      <text:list xml:id="list1029385831" text:continue-numbering="true" text:style-name="L1">
        <text:list-item>
          <text:p text:style-name="P8"><text:span text:style-name="T1">We wish to set the permissions on the directory </text:span><text:span text:style-name="Source_20_Text"><text:span text:style-name="T1">/home/alice/public</text:span></text:span><text:span text:style-name="T1"> so that everyone can copy files into the directory but not list the directory. The group owner of the directory should have no access at all. The owner of the directory, </text:span><text:span text:style-name="Strong_20_Emphasis"><text:span text:style-name="T1">alice</text:span></text:span><text:span text:style-name="T1">, should have all possible access to the directory. Give the </text:span><text:span text:style-name="Source_20_Text"><text:span text:style-name="T1">chmod</text:span></text:span><text:span text:style-name="T1"> command that will set the permissions properly.</text:span></text:p>
        </text:list-item>
      </text:list>
      <text:p text:style-name="P2"><text:span text:style-name="T3">[code]</text:span><text:span text:style-name="T4">chmod 702 </text:span><text:span text:style-name="Source_20_Text"><text:span text:style-name="T4">/home/alice/public/</text:span></text:span><text:span text:style-name="T3">[/code]</text:span></text:p>
      <text:list xml:id="list1595901178" text:continue-numbering="true" text:style-name="L1">
        <text:list-item>
          <text:p text:style-name="P11">Consider the directory `/home/alice/share/x`.</text:p>
          <text:list>
            <text:list-item>
              <text:p text:style-name="P11">Give the relative path to that directory if the current directory is `/home/alice/share`</text:p>
            </text:list-item>
          </text:list>
        </text:list-item>
      </text:list>
      <text:p text:style-name="P3"><text:span text:style-name="T6">[code]</text:span><text:span text:style-name="T5">./</text:span><text:span text:style-name="T9">x/</text:span><text:span text:style-name="T6">[/code]</text:span></text:p>
      <text:list xml:id="list212474607" text:continue-numbering="true" text:style-name="L1">
        <text:list-item>
          <text:list>
            <text:list-item>
              <text:p text:style-name="P11">Give the relative path to that directory if the current directory is `/home/alice/share/y`</text:p>
            </text:list-item>
          </text:list>
        </text:list-item>
      </text:list>
      <text:p text:style-name="P3"><text:span text:style-name="T6">[code]</text:span><text:span text:style-name="T9">./../x/</text:span><text:span text:style-name="T6">[/code]</text:span></text:p>
      <text:list xml:id="list775249876" text:continue-numbering="true" text:style-name="L1">
        <text:list-item>
          <text:list>
            <text:list-item>
              <text:p text:style-name="P12">Give the relative path to that directory if the current directory is `/home/alice`</text:p>
            </text:list-item>
          </text:list>
        </text:list-item>
      </text:list>
      <text:p text:style-name="P3"><text:span text:style-name="T6">[code]</text:span><text:span text:style-name="T5">./</text:span><text:span text:style-name="T9">share/x/</text:span><text:span text:style-name="T6">[/code]</text:span></text:p>
      <text:list xml:id="list1249071406" text:continue-numbering="true" text:style-name="L1">
        <text:list-item>
          <text:p text:style-name="P14"><text:span text:style-name="T1">Give a command that pipes a long listing of the directory </text:span><text:span text:style-name="Source_20_Text"><text:span text:style-name="T1">/etc</text:span></text:span><text:span text:style-name="T1"> to the </text:span><text:span text:style-name="Source_20_Text"><text:span text:style-name="T1">sort</text:span></text:span><text:span text:style-name="T1"> command so that the listing is in order by file size.</text:span></text:p>
          <text:p text:style-name="P11"/>
        </text:list-item>
      </text:list>
      <text:p text:style-name="P13"><text:span text:style-name="T6">[code]</text:span><text:span text:style-name="T8">ls /etc/ -l -S | sort -k 5 -n</text:span><text:span text:style-name="T6">[/code]</text:span></text:p>
      <text:p text:style-name="P4"/>
      <text:list xml:id="list1500055253" text:continue-numbering="true" text:style-name="L1">
        <text:list-item>
          <text:p text:style-name="P10">Give the recommended command (for Ubuntu/Mint) for getting the apache web server to reread the configuration file without restarting the server.</text:p>
        </text:list-item>
      </text:list>
      <text:p text:style-name="P1"><text:span text:style-name="T7">[code]</text:span><text:span text:style-name="T10">$ sudo service apache2 reload</text:span><text:span text:style-name="T7">[/code]</text:span></text:p>
      <text:h text:style-name="P6" text:outline-level="2"><text:bookmark text:name="submit"/>Submit</text:h>
      <text:h text:style-name="P6" text:outline-level="2"><text:bookmark text:name="due-on-august-28-2013"/>Due on August 28, 2013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" svg:font-family="Tahoma, sans-serif"/>
    <style:font-face style:name="UbuntuMono" svg:font-family="UbuntuMono, courier, monospace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20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20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2T13:11:42</meta:creation-date>
    <dc:date>2013-08-27T20:52:36</dc:date>
    <meta:editing-duration>PT2H13M40S</meta:editing-duration>
    <meta:editing-cycles>7</meta:editing-cycles>
    <meta:generator>LibreOffice/4.0.5.2$Linux_X86_64 LibreOffice_project/400m0$Build-2</meta:generator>
    <meta:document-statistic meta:table-count="1" meta:image-count="0" meta:object-count="0" meta:page-count="1" meta:paragraph-count="46" meta:word-count="241" meta:character-count="1475" meta:non-whitespace-character-count="1287"/>
  </office:meta>
</office:document-meta>
</file>